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2409*"/>
    </style:style>
    <style:style style:name="Table1.B" style:family="table-column">
      <style:table-column-properties style:column-width="1.6736in" style:rel-column-width="2410*"/>
    </style:style>
    <style:style style:name="Table1.A1" style:family="table-cell">
      <style:table-cell-properties fo:padding="0.0382in" fo:border="1pt solid #000000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876a6" officeooo:paragraph-rsid="000876a6"/>
    </style:style>
    <style:style style:name="P2" style:family="paragraph" style:parent-style-name="Text_20_body">
      <style:text-properties officeooo:paragraph-rsid="000876a6"/>
    </style:style>
    <style:style style:name="P3" style:family="paragraph" style:parent-style-name="Table_20_Contents">
      <style:text-properties officeooo:rsid="0004593d" officeooo:paragraph-rsid="0004593d"/>
    </style:style>
    <style:style style:name="P4" style:family="paragraph" style:parent-style-name="Table_20_Contents">
      <style:paragraph-properties fo:text-align="center" style:justify-single-word="false"/>
      <style:text-properties officeooo:rsid="0004593d" officeooo:paragraph-rsid="0004593d"/>
    </style:style>
    <style:style style:name="P5" style:family="paragraph" style:parent-style-name="Table_20_Contents">
      <style:text-properties officeooo:rsid="00051d45" officeooo:paragraph-rsid="00051d45"/>
    </style:style>
    <style:style style:name="P6" style:family="paragraph" style:parent-style-name="Table_20_Contents">
      <style:paragraph-properties fo:text-align="center" style:justify-single-word="false"/>
      <style:text-properties officeooo:rsid="00051d45" officeooo:paragraph-rsid="00051d45"/>
    </style:style>
    <style:style style:name="P7" style:family="paragraph" style:parent-style-name="Table_20_Contents">
      <style:text-properties officeooo:rsid="0005f11a" officeooo:paragraph-rsid="0005f11a"/>
    </style:style>
    <style:style style:name="P8" style:family="paragraph" style:parent-style-name="Table_20_Contents">
      <style:text-properties officeooo:rsid="000670b6" officeooo:paragraph-rsid="000670b6"/>
    </style:style>
    <style:style style:name="P9" style:family="paragraph" style:parent-style-name="Table_20_Contents">
      <style:text-properties officeooo:rsid="000670b6" officeooo:paragraph-rsid="0007d000"/>
    </style:style>
    <style:style style:name="P10" style:family="paragraph" style:parent-style-name="Table_20_Contents">
      <style:text-properties officeooo:rsid="0007d000" officeooo:paragraph-rsid="0007d000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4593d" officeooo:paragraph-rsid="0004593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51d45" officeooo:paragraph-rsid="00051d4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5f11a" officeooo:paragraph-rsid="0005f11a" style:font-weight-asian="bold" style:font-weight-complex="bold"/>
    </style:style>
    <style:style style:name="T1" style:family="text">
      <style:text-properties officeooo:rsid="000876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a <text:tab/><text:tab/>: </text:p>
      <text:p text:style-name="P2"><text:span text:style-name="T1">Instansi<text:tab/>:</text:span></text:p>
      <text:p text:style-name="P1">Tanggal<text:tab/>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table:number-columns-spanned="4" office:value-type="string">
            <text:p text:style-name="P4"/>
            <text:p text:style-name="P11">Kebutuhan Kanto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Libre office</text:p>
          </table:table-cell>
          <table:table-cell table:style-name="Table1.A2" office:value-type="string">
            <text:p text:style-name="P3">Open office</text:p>
          </table:table-cell>
          <table:table-cell table:style-name="Table1.A2" office:value-type="string">
            <text:p text:style-name="P3">Kingsoft Office</text:p>
          </table:table-cell>
          <table:table-cell table:style-name="Table1.D2" office:value-type="string">
            <text:p text:style-name="P8">Yang Lain</text:p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D2" table:number-columns-spanned="4" office:value-type="string">
            <text:p text:style-name="P4"/>
            <text:p text:style-name="P11">Web Browser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chromium</text:p>
          </table:table-cell>
          <table:table-cell table:style-name="Table1.A3" office:value-type="string">
            <text:p text:style-name="P3">Google Chrome</text:p>
          </table:table-cell>
          <table:table-cell table:style-name="Table1.A3" office:value-type="string">
            <text:p text:style-name="P3">firefox</text:p>
          </table:table-cell>
          <table:table-cell table:style-name="Table1.D3" office:value-type="string">
            <text:p text:style-name="P9">Yang Lain</text:p>
          </table:table-cell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D3" table:number-columns-spanned="4" office:value-type="string">
            <text:p text:style-name="P4"/>
            <text:p text:style-name="P11">File Manager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Thunar</text:p>
          </table:table-cell>
          <table:table-cell table:style-name="Table1.A3" office:value-type="string">
            <text:p text:style-name="P3">Nautilus</text:p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P9">Yang Lain</text:p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D3" table:number-columns-spanned="4" office:value-type="string">
            <text:p text:style-name="P4"/>
            <text:p text:style-name="P11">Terminal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Xfce4-terminal</text:p>
          </table:table-cell>
          <table:table-cell table:style-name="Table1.A3" office:value-type="string">
            <text:p text:style-name="P3">terminix</text:p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P9">Yang Lain</text:p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D3" table:number-columns-spanned="4" office:value-type="string">
            <text:p text:style-name="P4"/>
            <text:p text:style-name="P11">Pembuka Musik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Rythmbox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P9">Yang Lain</text:p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D3" table:number-columns-spanned="4" office:value-type="string">
            <text:p text:style-name="P3"/>
            <text:p text:style-name="P11">Pembuka Video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VLC</text:p>
          </table:table-cell>
          <table:table-cell table:style-name="Table1.A3" office:value-type="string">
            <text:p text:style-name="P3">Parole</text:p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P9">Yang Lain</text:p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D3" table:number-columns-spanned="4" office:value-type="string">
            <text:p text:style-name="P4"/>
            <text:p text:style-name="P11">Pembuka photo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ristretto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P9">Yang Lain</text:p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D3" table:number-columns-spanned="4" office:value-type="string">
            <text:p text:style-name="P6"/>
            <text:p text:style-name="P12">Editor Photo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gimp</text:p>
          </table:table-cell>
          <table:table-cell table:style-name="Table1.A3" office:value-type="string">
            <text:p text:style-name="P5">krita</text:p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P9">Yang Lain</text:p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D3" table:number-columns-spanned="4" office:value-type="string">
            <text:p text:style-name="P5"/>
            <text:p text:style-name="P12"/>
            <text:p text:style-name="P12"/>
            <text:p text:style-name="P12"><text:soft-page-break/>Editor Vektor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Inkscape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P9">Yang Lain</text:p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D3" table:number-columns-spanned="4" office:value-type="string">
            <text:p text:style-name="P6"/>
            <text:p text:style-name="P6"/>
            <text:p text:style-name="P12">Editor Suara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audicity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P9">Yang Lain</text:p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D3" table:number-columns-spanned="4" office:value-type="string">
            <text:p text:style-name="P6"/>
            <text:p text:style-name="P12">Text Editor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Mousepad</text:p>
          </table:table-cell>
          <table:table-cell table:style-name="Table1.A3" office:value-type="string">
            <text:p text:style-name="P5">gedit</text:p>
          </table:table-cell>
          <table:table-cell table:style-name="Table1.A3" office:value-type="string">
            <text:p text:style-name="P5">geany</text:p>
          </table:table-cell>
          <table:table-cell table:style-name="Table1.D3" office:value-type="string">
            <text:p text:style-name="P5">atom</text:p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D3" table:number-columns-spanned="4" office:value-type="string">
            <text:p text:style-name="P5"/>
            <text:p text:style-name="P12">Ektrak Arsip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Archive Manager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P9">Yang Lain</text:p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D3" table:number-columns-spanned="4" office:value-type="string">
            <text:p text:style-name="P5"/>
            <text:p text:style-name="P12">Burning CD &amp; DVD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?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P9">Yang Lain</text:p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D3" table:number-columns-spanned="4" office:value-type="string">
            <text:p text:style-name="P5"/>
            <text:p text:style-name="P12">Rekam Desktop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simplescreenrecorder</text:p>
          </table:table-cell>
          <table:table-cell table:style-name="Table1.A3" office:value-type="string">
            <text:p text:style-name="P7">kazam</text:p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P9">Yang Lain</text:p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D3" table:number-columns-spanned="4" office:value-type="string">
            <text:p text:style-name="P7"/>
            <text:p text:style-name="P13">Rekam webcam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cheese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P9">Yang Lain</text:p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D3" table:number-columns-spanned="4" office:value-type="string">
            <text:p text:style-name="P7"/>
            <text:p text:style-name="P13">Silumasi Jaringan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Cisco Paket Tracer</text:p>
          </table:table-cell>
          <table:table-cell table:style-name="Table1.A3" office:value-type="string">
            <text:p text:style-name="P7">GNS3</text:p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P9">Yang Lain</text:p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D3" table:number-columns-spanned="4" office:value-type="string">
            <text:p text:style-name="P7"/>
            <text:p text:style-name="P13">Web Server Local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0">LAMPP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P9">Yang Lain</text:p>
          </table:table-cell>
        </table:table-row>
        <table:table-row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3:24:27.014476594</meta:creation-date>
    <dc:date>2018-02-26T14:47:06.321998428</dc:date>
    <meta:editing-duration>PT11M56S</meta:editing-duration>
    <meta:editing-cycles>3</meta:editing-cycles>
    <meta:generator>LibreOffice/5.1.6.2$Linux_x86 LibreOffice_project/10m0$Build-2</meta:generator>
    <meta:document-statistic meta:table-count="1" meta:image-count="0" meta:object-count="0" meta:page-count="2" meta:paragraph-count="66" meta:word-count="111" meta:character-count="641" meta:non-whitespace-character-count="593"/>
  </office:meta>
</office:document-meta>
</file>